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master-page-name="Standard">
      <style:paragraph-properties style:page-number="1"/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color="#20124d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<text:s text:c="4"/>Function components</text:span></text:p>
          </table:table-cell>
          <table:table-cell table:style-name="Table1.A1" office:value-type="string">
            <text:p text:style-name="Standard"><text:span text:style-name="T1"><text:s text:c="4"/>Class components</text:span></text:p>
          </table:table-cell>
        </table:table-row>
        <table:table-row table:style-name="Table1.1">
          <table:table-cell table:style-name="Table1.A1" office:value-type="string">
            <text:list xml:id="list3523775452" text:style-name="WWNum1">
              <text:list-item>
                <text:p text:style-name="P3"><text:span text:style-name="T2">A functional component is just a plain JavaScript function which accepts props as an argument and returns a React element.</text:span></text:p>
              </text:list-item>
            </text:list>
            <text:p text:style-name="P1"/>
            <text:list xml:id="list11311846577456" text:continue-numbering="true" text:style-name="WWNum1">
              <text:list-item>
                <text:p text:style-name="P3"><text:span text:style-name="T2">Syntax:</text:span></text:p>
              </text:list-item>
            </text:list>
            <text:p text:style-name="P1"/>
            <text:p text:style-name="Standard"><text:span text:style-name="T4"><text:s text:c="11"/>import React from "react";</text:span></text:p>
            <text:p text:style-name="Standard"><text:span text:style-name="T4"><text:s text:c="10"/>function FunctionalComponent() {</text:span></text:p>
            <text:p text:style-name="Standard"><text:span text:style-name="T4"><text:s text:c="10"/>return &lt;h1&gt;Hello, world&lt;/h1&gt;;</text:span></text:p>
            <text:p text:style-name="Standard"><text:span text:style-name="T4"><text:s text:c="11"/>}</text:span></text:p>
            <text:p text:style-name="P1"/>
            <text:list xml:id="list11311100643954" text:continue-numbering="true" text:style-name="WWNum1">
              <text:list-item>
                <text:p text:style-name="P3"><text:span text:style-name="T2">Not stateful components but can be achieved using hooks concept.</text:span></text:p>
              </text:list-item>
            </text:list>
            <text:p text:style-name="P1"/>
            <text:list xml:id="list11310968575940" text:continue-numbering="true" text:style-name="WWNum1">
              <text:list-item>
                <text:p text:style-name="P3"><text:span text:style-name="T2">Do not have Lifecycle methods.</text:span></text:p>
              </text:list-item>
            </text:list>
            <text:p text:style-name="P1"/>
            <text:list xml:id="list11310868470159" text:continue-numbering="true" text:style-name="WWNum1">
              <text:list-item>
                <text:p text:style-name="P3"><text:span text:style-name="T2">Easy to test,debug and end up with less code.</text:span></text:p>
              </text:list-item>
            </text:list>
          </table:table-cell>
          <table:table-cell table:style-name="Table1.A1" office:value-type="string">
            <text:list xml:id="list3484043338" text:style-name="WWNum2">
              <text:list-item>
                <text:p text:style-name="P4"><text:span text:style-name="T2">Class Components are more complex than functional components including constructors, life-cycle methods, render( ) function and state (data) management. Class components are ES6 classes.</text:span></text:p>
              </text:list-item>
            </text:list>
            <text:p text:style-name="P1"/>
            <text:list xml:id="list11309889088979" text:continue-numbering="true" text:style-name="WWNum2">
              <text:list-item>
                <text:p text:style-name="P4"><text:span text:style-name="T2">Syntax:</text:span></text:p>
              </text:list-item>
            </text:list>
            <text:p text:style-name="P1"/>
            <text:p text:style-name="Standard"><text:span text:style-name="T4"><text:s text:c="11"/>import React, { Component } </text:span></text:p>
            <text:p text:style-name="Standard"><text:span text:style-name="T4"><text:s text:c="10"/>from <text:s text:c="6"/>"react";</text:span></text:p>
            <text:p text:style-name="Standard"><text:span text:style-name="T4"><text:s text:c="9"/>class ClassComponent</text:span></text:p>
            <text:p text:style-name="Standard"><text:span text:style-name="T4"><text:s text:c="9"/>extends <text:s text:c="10"/>Component {</text:span></text:p>
            <text:p text:style-name="Standard"><text:span text:style-name="T4"><text:s text:c="10"/>render() {</text:span></text:p>
            <text:p text:style-name="Standard"><text:span text:style-name="T4"><text:s text:c="10"/>return &lt;h1&gt;Hello, world&lt;/h1&gt;;</text:span></text:p>
            <text:p text:style-name="Standard"><text:span text:style-name="T4"><text:s text:c="10"/>}</text:span></text:p>
            <text:p text:style-name="Standard"><text:span text:style-name="T4"><text:s text:c="10"/>}</text:span></text:p>
            <text:p text:style-name="P1"/>
            <text:list xml:id="list11310414867318" text:continue-numbering="true" text:style-name="WWNum2">
              <text:list-item>
                <text:p text:style-name="P4"><text:span text:style-name="T2">Stateful components.</text:span></text:p>
              </text:list-item>
            </text:list>
            <text:p text:style-name="P1"/>
            <text:list xml:id="list11310045992141" text:continue-numbering="true" text:style-name="WWNum2">
              <text:list-item>
                <text:p text:style-name="P4"><text:span text:style-name="T2">Can use Lifecycle methods.</text:span></text:p>
              </text:list-item>
            </text:list>
            <text:p text:style-name="P1"/>
            <text:list xml:id="list11310974194061" text:continue-numbering="true" text:style-name="WWNum2">
              <text:list-item>
                <text:p text:style-name="P4"><text:span text:style-name="T2">End up with large code.</text:span></text:p>
              </text:list-item>
            </text:list>
            <text:p text:style-name="P1"/>
          </table:table-cell>
        </table:table-row>
      </table:table>
      <text:p text:style-name="P1"/>
      <text:p text:style-name="P1"/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4" meta:word-count="125" meta:character-count="939" meta:non-whitespace-character-count="702"/>
    <meta:generator>LibreOfficeDev/6.0.5.2$Linux_X86_64 LibreOffice_project/</meta:generator>
  </office:meta>
</office:document-meta>
</file>